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style:shadow="none"/>
      <style:text-properties fo:font-size="18pt" style:font-size-asian="18pt" style:font-size-complex="18pt"/>
    </style:style>
    <style:style style:name="P2" style:family="paragraph" style:parent-style-name="Standard">
      <style:paragraph-properties fo:line-height="150%" style:shadow="none"/>
      <style:text-properties fo:font-size="18pt" officeooo:paragraph-rsid="001069a7" style:font-size-asian="18pt" style:font-size-complex="18pt"/>
    </style:style>
    <style:style style:name="P3" style:family="paragraph" style:parent-style-name="Standard">
      <style:paragraph-properties fo:line-height="150%" style:shadow="none"/>
      <style:text-properties fo:font-size="18pt" officeooo:rsid="001069a7" officeooo:paragraph-rsid="001069a7" style:font-size-asian="18pt" style:font-size-complex="18pt"/>
    </style:style>
    <style:style style:name="P4" style:family="paragraph" style:parent-style-name="Standard">
      <style:paragraph-properties fo:line-height="150%" style:shadow="none"/>
      <style:text-properties fo:font-size="18pt" officeooo:rsid="0011a5fa" officeooo:paragraph-rsid="0011a5fa" style:font-size-asian="18pt" style:font-size-complex="18pt"/>
    </style:style>
    <style:style style:name="P5" style:family="paragraph" style:parent-style-name="Standard">
      <style:paragraph-properties fo:line-height="150%" style:shadow="none"/>
      <style:text-properties fo:font-size="12pt" fo:font-style="italic" officeooo:rsid="0011a5fa" officeooo:paragraph-rsid="0011a5fa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line-height="150%" fo:break-before="page" style:shadow="none"/>
      <style:text-properties fo:font-size="18pt" officeooo:paragraph-rsid="001069a7" style:font-size-asian="18pt" style:font-size-complex="18pt"/>
    </style:style>
    <style:style style:name="P7" style:family="paragraph" style:parent-style-name="Standard">
      <style:paragraph-properties fo:line-height="150%" fo:break-before="page" style:shadow="none"/>
      <style:text-properties fo:font-size="18pt" officeooo:rsid="001069a7" officeooo:paragraph-rsid="001069a7" style:font-size-asian="18pt" style:font-size-complex="18pt"/>
    </style:style>
    <style:style style:name="P8" style:family="paragraph" style:parent-style-name="Standard">
      <style:paragraph-properties fo:line-height="150%" fo:break-before="page" style:shadow="none"/>
      <style:text-properties fo:font-size="18pt" officeooo:rsid="0011a5fa" officeooo:paragraph-rsid="0011a5fa" style:font-size-asian="18pt" style:font-size-complex="18pt"/>
    </style:style>
    <style:style style:name="T1" style:family="text">
      <style:text-properties officeooo:rsid="001069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ay is called the Feast of Crisp<text:span text:style-name="T1">i</text:span>n. </text:p>
      <text:p text:style-name="P2">He who outlives this day and gets home safely</text:p>
      <text:p text:style-name="P2">to reach old age </text:p>
      <text:p text:style-name="P2">will yearly on its anniversary </text:p>
      <text:p text:style-name="P2">celebrate with his neighbours and say, </text:p>
      <text:p text:style-name="P2">“Tomorrow is Saint Crispin.” </text:p>
      <text:p text:style-name="P2">Then he will roll up his sleeve and show his scars </text:p>
      <text:p text:style-name="P2">and say “I got these wounds on Crispin’<text:span text:style-name="T1">s</text:span> day.” </text:p>
      <text:p text:style-name="P2">Old men are forgetful, </text:p>
      <text:p text:style-name="P2">but even if he remembers nothing else</text:p>
      <text:p text:style-name="P2">he’ll remember, with embroideries, </text:p>
      <text:p text:style-name="P2">what feats he did that day. </text:p>
      <text:p text:style-name="P2">Then our names, </text:p>
      <text:p text:style-name="P2">as familiar in his mouth as household words </text:p>
      <text:p text:style-name="P2">will be remembered in their toasts.</text:p>
      <text:p text:style-name="P1"/>
      <text:p text:style-name="P1"/>
      <text:p text:style-name="P6">Alas, poor Yorick, </text:p>
      <text:p text:style-name="P2">I actually knew him, Horatio. </text:p>
      <text:p text:style-name="P2">He was brimming with jokes </text:p>
      <text:p text:style-name="P2">and he was wonderfully creative. </text:p>
      <text:p text:style-name="P2">He carried me on his back a thousand times, </text:p>
      <text:p text:style-name="P2">and now, when I think about it </text:p>
      <text:p text:style-name="P2">it’s horrible, it makes me angry. </text:p>
      <text:p text:style-name="P2">Here were the lips that I kissed </text:p>
      <text:p text:style-name="P2">I don’t know how many times. </text:p>
      <text:p text:style-name="P2">Where are your barbed jokes now? </text:p>
      <text:p text:style-name="P2">Your high-jinx? </text:p>
      <text:p text:style-name="P2">Your songs? </text:p>
      <text:p text:style-name="P2">Your moments of jesting that used </text:p>
      <text:p text:style-name="P2">to set all those at the table roaring with laughter? </text:p>
      <text:p text:style-name="P2">Not one left to mock that grin you have. </text:p>
      <text:p text:style-name="P2">Sad? </text:p>
      <text:p text:style-name="P2">Now go to my lady’s room </text:p>
      <text:p text:style-name="P2">and tell her to plaster herself with makeup </text:p>
      <text:p text:style-name="P2">because she has to come to this function. </text:p>
      <text:p text:style-name="P2">Make her laugh at that.</text:p>
      <text:p text:style-name="P1"/>
      <text:p text:style-name="P7">Friends, Romans and countrymen, </text:p>
      <text:p text:style-name="P3">please lend me your ears. </text:p>
      <text:p text:style-name="P3">I’ve come to attend Caesar’s burial, </text:p>
      <text:p text:style-name="P3">not to praise him. </text:p>
      <text:p text:style-name="P3">I would like to say that the bad things </text:p>
      <text:p text:style-name="P3">one does live on in people’s memories; </text:p>
      <text:p text:style-name="P3">the good is often buried with their bodies. </text:p>
      <text:p text:style-name="P3">Let that be the Case with Caesar.</text:p>
      <text:p text:style-name="P3">The noble Brutus has told you that Caesar was ambitious. </text:p>
      <text:p text:style-name="P3">If that was so it was a very serious failing, </text:p>
      <text:p text:style-name="P3">and it has had a serious consequence for him.</text:p>
      <text:p text:style-name="P3">With Brutus and the others’ permission – </text:p>
      <text:p text:style-name="P3">for Brutus is an honourable man, and all the others are too – </text:p>
      <text:p text:style-name="P3">I have come to speak at Caesar’s funeral</text:p>
      <text:p text:style-name="P3">He was a faithful and honest friend to me: </text:p>
      <text:p text:style-name="P3">but Brutus says he was ambitious, </text:p>
      <text:p text:style-name="P3">and Brutus is an honourable man.</text:p>
      <text:p text:style-name="P1"/>
      <text:p text:style-name="P8">Something has happened to my name.</text:p>
      <text:p text:style-name="P4">It now appears on catalogues</text:p>
      <text:p text:style-name="P4">for towels and hiking equipment,</text:p>
      <text:p text:style-name="P4">dresses spun in India,</text:p>
      <text:p text:style-name="P4">hand-colored prints of parrots and eggs.</text:p>
      <text:p text:style-name="P4">Fifty tulips are on their way</text:p>
      <text:p text:style-name="P4">if I will open the door.</text:p>
      <text:p text:style-name="P4">Dishrags from North Carolina</text:p>
      <text:p text:style-name="P4">unstack themselves in the Smoky Mountains</text:p>
      <text:p text:style-name="P4">and make a beeline for my sink.</text:p>
      <text:p text:style-name="P4">I write a postcard to my cousin:</text:p>
      <text:p text:style-name="P4">this is what it is like to live in America.</text:p>
      <text:p text:style-name="P4">Individual tartlet pans congregate</text:p>
      <text:p text:style-name="P4">in the kitchen, chiming my name.</text:p>
      <text:p text:style-name="P4">Porcelain fruit boxes float above tables,</text:p>
      <text:p text:style-name="P4">sterling silver ice cream cone holders</text:p>
      <text:p text:style-name="P4">twirl upside down on the cat's dozing head.</text:p>
      <text:p text:style-name="P4">For years I developed radar against malls.</text:p>
      <text:p text:style-name="P4">So what is it that secretly applauds</text:p>
      <text:p text:style-name="P4">this army of catalogues marching upon my house?</text:p>
      <text:p text:style-name="P4"/>
      <text:p text:style-name="P5">Naomi Shihab Nye, Words Under the Words: Selected Poems, The Eighth Mountain Press, 1995.</text:p>
      <text:p text:style-name="P8">If you can keep your head when all about you</text:p>
      <text:p text:style-name="P4">Are losing theirs and blaming it on you;</text:p>
      <text:p text:style-name="P4">If you can trust yourself when all men doubt you,</text:p>
      <text:p text:style-name="P4">But make allowance for their doubting too:</text:p>
      <text:p text:style-name="P4">If you can wait and not be tired by waiting,</text:p>
      <text:p text:style-name="P4">Or, being lied about, don’t deal in lies,</text:p>
      <text:p text:style-name="P4">Or being hated don’t give way to hating,</text:p>
      <text:p text:style-name="P4">And yet don’t look too good, nor talk too wise;</text:p>
      <text:p text:style-name="P4"/>
      <text:p text:style-name="P4">If you can talk with crowds and keep your virtue,</text:p>
      <text:p text:style-name="P4">Or walk with Kings — nor lose the common touch,</text:p>
      <text:p text:style-name="P4">If neither foes nor loving friends can hurt you,</text:p>
      <text:p text:style-name="P4">If all men count with you, but none too much:</text:p>
      <text:p text:style-name="P4">If you can fill the unforgiving minute</text:p>
      <text:p text:style-name="P4">With sixty seconds’ worth of distance run,</text:p>
      <text:p text:style-name="P4">Yours is the Earth and everything that’s in it,</text:p>
      <text:p text:style-name="P4">And which is more; you’ll be a Man, my son!</text:p>
      <text:p text:style-name="P4"/>
      <text:p text:style-name="P4"/>
      <text:p text:style-name="P8"><text:s text:c="4"/>There's a race of men that don't fit in,</text:p>
      <text:p text:style-name="P4"><text:s text:c="8"/>A race that can't stay still;</text:p>
      <text:p text:style-name="P4"><text:s text:c="4"/>So they break the hearts of kith and kin,</text:p>
      <text:p text:style-name="P4"><text:s text:c="8"/>And they roam the world at will.</text:p>
      <text:p text:style-name="P4"><text:s text:c="4"/>They range the field and they rove the flood,</text:p>
      <text:p text:style-name="P4"><text:s text:c="8"/>And they climb the mountain's crest;</text:p>
      <text:p text:style-name="P4"><text:s text:c="4"/>Theirs is the curse of the gypsy blood,</text:p>
      <text:p text:style-name="P4"><text:s text:c="8"/>And they don't know how to rest.</text:p>
      <text:p text:style-name="P4"/>
      <text:p text:style-name="P4"><text:s text:c="4"/>If they just went straight they might go far;</text:p>
      <text:p text:style-name="P4"><text:s text:c="8"/>They are strong and brave and true;</text:p>
      <text:p text:style-name="P4"><text:s text:c="4"/>But they're always tired of the things that are,</text:p>
      <text:p text:style-name="P4"><text:s text:c="8"/>And they want the strange and new.</text:p>
      <text:p text:style-name="P4"><text:s text:c="4"/>They say: "Could I find my proper groove,</text:p>
      <text:p text:style-name="P4"><text:s text:c="8"/>What a deep mark I would make!"</text:p>
      <text:p text:style-name="P4"><text:s text:c="4"/>So they chop and change, and each fresh move</text:p>
      <text:p text:style-name="P4"><text:s text:c="8"/>Is only a fresh mistake.</text:p>
      <text:p text:style-name="P4"/>
      <text:p text:style-name="P4"/>
      <text:p text:style-name="P4"/>
      <text:p text:style-name="P8">Friends and Fellow-citizens: </text:p>
      <text:p text:style-name="P4">I stand before you to-night, </text:p>
      <text:p text:style-name="P4">under indictment for the alleged crime </text:p>
      <text:p text:style-name="P4">of having voted at the last Presidential election, </text:p>
      <text:p text:style-name="P4">without having a lawful right to vote. </text:p>
      <text:p text:style-name="P4">It shall be my work this evening </text:p>
      <text:p text:style-name="P4">to prove to you that in thus voting, </text:p>
      <text:p text:style-name="P4">I not only committed no crime, </text:p>
      <text:p text:style-name="P4">but, instead, </text:p>
      <text:p text:style-name="P4">simply exercised my citizen’s right, </text:p>
      <text:p text:style-name="P4">guaranteed to me </text:p>
      <text:p text:style-name="P4">and all United States citizens </text:p>
      <text:p text:style-name="P4">by the National Constitution, </text:p>
      <text:p text:style-name="P4">beyond the power of any State to deny.</text:p>
      <text:p text:style-name="P4">It was we, the people, </text:p>
      <text:p text:style-name="P4">not we, the white male citizens, </text:p>
      <text:p text:style-name="P4">nor yet we, the male citizens; </text:p>
      <text:p text:style-name="P4">but we, the whole people, </text:p>
      <text:p text:style-name="P4">who formed this Un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berkus</meta:initial-creator>
    <meta:creation-date>2016-10-05T21:09:36.716877516</meta:creation-date>
    <dc:date>2016-10-05T21:42:25.596343566</dc:date>
    <dc:creator>Josh berkus</dc:creator>
    <meta:editing-duration>PT17M38S</meta:editing-duration>
    <meta:editing-cycles>1</meta:editing-cycles>
    <meta:document-statistic meta:table-count="0" meta:image-count="0" meta:object-count="0" meta:page-count="7" meta:paragraph-count="124" meta:word-count="841" meta:character-count="4570" meta:non-whitespace-character-count="3693"/>
    <meta:generator>LibreOffice/5.0.6.2$Linux_X86_64 LibreOffice_project/00$Build-2</meta:generator>
  </office:meta>
</office:document-meta>
</file>